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63"/>
    <style:style style:name="ce7" style:family="table-cell" style:parent-style-name="Default" style:data-style-name="N163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0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5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5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no-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fo:wrap-option="no-wrap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1" table:default-cell-style-name="ce17"/>
        <table:table-column table:style-name="co1" table:number-columns-repeated="3" table:default-cell-style-name="ce4"/>
        <table:table-column table:style-name="co1" table:default-cell-style-name="ce17"/>
        <table:table-column table:style-name="co1" table:number-columns-repeated="3" table:default-cell-style-name="ce4"/>
        <table:table-column table:style-name="co1" table:default-cell-style-name="ce22"/>
        <table:table-column table:style-name="co1" table:number-columns-repeated="3" table:default-cell-style-name="ce4"/>
        <table:table-column table:style-name="co1" table:default-cell-style-name="ce22"/>
        <table:table-row table:style-name="ro1">
          <table:table-cell table:style-name="ce1" office:value-type="string" calcext:value-type="string" table:number-columns-spanned="12" table:number-rows-spanned="1">
            <text:p>Tabla 1.1: Recopilación de resultados (10% Restricciones)</text:p>
          </table:table-cell>
          <table:covered-table-cell table:number-columns-repeated="11" table:style-name="Default"/>
          <table:table-cell table:style-name="Default" table:number-columns-repeated="4"/>
        </table:table-row>
        <table:table-row table:style-name="ro2">
          <table:table-cell table:style-name="ce2" office:value-type="string" calcext:value-type="string" table:number-columns-spanned="4" table:number-rows-spanned="1">
            <text:p>Iris</text:p>
          </table:table-cell>
          <table:covered-table-cell table:number-columns-repeated="2" table:style-name="ce11"/>
          <table:covered-table-cell table:style-name="ce15"/>
          <table:table-cell table:style-name="ce52" office:value-type="string" calcext:value-type="string" table:number-columns-spanned="4" table:number-rows-spanned="1">
            <text:p>Ecoli</text:p>
          </table:table-cell>
          <table:covered-table-cell table:number-columns-repeated="2" table:style-name="ce11"/>
          <table:covered-table-cell table:style-name="ce52"/>
          <table:table-cell table:style-name="ce24" office:value-type="string" calcext:value-type="string" table:number-columns-spanned="4" table:number-rows-spanned="1">
            <text:p>Rand</text:p>
          </table:table-cell>
          <table:covered-table-cell table:number-columns-repeated="2" table:style-name="ce11"/>
          <table:covered-table-cell table:style-name="ce29"/>
          <table:table-cell table:style-name="ce24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1"/>
          <table:covered-table-cell table:style-name="ce29"/>
        </table:table-row>
        <table:table-row table:style-name="ro2"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</table:table-row>
        <table:table-row table:style-name="ro2">
          <table:table-cell table:formula="of:=[.C4]-[.B4]*[.A$11]"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48.585404448997" calcext:value-type="float">
            <text:p>248.59</text:p>
          </table:table-cell>
          <table:table-cell table:formula="of:=[.G4]-[.F4]*[.E$11]" office:value-type="float" office:value="23.5585671533655" calcext:value-type="float">
            <text:p>23.56</text:p>
          </table:table-cell>
          <table:table-cell office:value-type="float" office:value="146" calcext:value-type="float">
            <text:p>146.00</text:p>
          </table:table-cell>
          <table:table-cell office:value-type="float" office:value="23.5585671533655" calcext:value-type="float">
            <text:p>23.56</text:p>
          </table:table-cell>
          <table:table-cell office:value-type="float" office:value="806.537323656001" calcext:value-type="float">
            <text:p>806.54</text:p>
          </table:table-cell>
          <table:table-cell table:formula="of:=[.K4]-[.J4]*[.I$11]"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26.999945673997" calcext:value-type="float">
            <text:p>227.00</text:p>
          </table:table-cell>
          <table:table-cell table:formula="of:=[.O4]-[.N4]*[.M$11]" office:value-type="float" office:value="15.1951626564591" calcext:value-type="float">
            <text:p>15.20</text:p>
          </table:table-cell>
          <table:table-cell office:value-type="float" office:value="114" calcext:value-type="float">
            <text:p>114.00</text:p>
          </table:table-cell>
          <table:table-cell office:value-type="float" office:value="15.1951626564591" calcext:value-type="float">
            <text:p>15.20</text:p>
          </table:table-cell>
          <table:table-cell office:value-type="float" office:value="408.169990747" calcext:value-type="float">
            <text:p>408.17</text:p>
          </table:table-cell>
        </table:table-row>
        <table:table-row table:style-name="ro2">
          <table:table-cell table:formula="of:=[.C5]-[.B5]*[.$A$11]"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44.689389455998" calcext:value-type="float">
            <text:p>244.69</text:p>
          </table:table-cell>
          <table:table-cell table:formula="of:=[.G5]-[.F5]*[.E$11]" office:value-type="float" office:value="24.063156567867" calcext:value-type="float">
            <text:p>24.06</text:p>
          </table:table-cell>
          <table:table-cell office:value-type="float" office:value="63" calcext:value-type="float">
            <text:p>63.00</text:p>
          </table:table-cell>
          <table:table-cell office:value-type="float" office:value="24.063156567867" calcext:value-type="float">
            <text:p>24.06</text:p>
          </table:table-cell>
          <table:table-cell office:value-type="float" office:value="834.455367842002" calcext:value-type="float">
            <text:p>834.46</text:p>
          </table:table-cell>
          <table:table-cell table:formula="of:=[.K5]-[.J5]*[.I$11]"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23.748796873995" calcext:value-type="float">
            <text:p>223.75</text:p>
          </table:table-cell>
          <table:table-cell table:formula="of:=[.O5]-[.N5]*[.M$11]" office:value-type="float" office:value="14.0651686654563" calcext:value-type="float">
            <text:p>14.07</text:p>
          </table:table-cell>
          <table:table-cell office:value-type="float" office:value="6" calcext:value-type="float">
            <text:p>6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408.086265592" calcext:value-type="float">
            <text:p>408.09</text:p>
          </table:table-cell>
        </table:table-row>
        <table:table-row table:style-name="ro2">
          <table:table-cell table:formula="of:=[.C6]-[.B6]*[.$A$11]" office:value-type="float" office:value="0.669304949371126" calcext:value-type="float">
            <text:p>0.67</text:p>
          </table:table-cell>
          <table:table-cell office:value-type="float" office:value="6" calcext:value-type="float">
            <text:p>6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51.302635189997" calcext:value-type="float">
            <text:p>251.30</text:p>
          </table:table-cell>
          <table:table-cell table:formula="of:=[.G6]-[.F6]*[.E$11]" office:value-type="float" office:value="23.9513057912066" calcext:value-type="float">
            <text:p>23.95</text:p>
          </table:table-cell>
          <table:table-cell office:value-type="float" office:value="67" calcext:value-type="float">
            <text:p>67.00</text:p>
          </table:table-cell>
          <table:table-cell office:value-type="float" office:value="23.9513057912066" calcext:value-type="float">
            <text:p>23.95</text:p>
          </table:table-cell>
          <table:table-cell office:value-type="float" office:value="827.205042926002" calcext:value-type="float">
            <text:p>827.21</text:p>
          </table:table-cell>
          <table:table-cell table:formula="of:=[.K6]-[.J6]*[.I$11]" office:value-type="float" office:value="0.71559923152389" calcext:value-type="float">
            <text:p>0.72</text:p>
          </table:table-cell>
          <table:table-cell office:value-type="float" office:value="4" calcext:value-type="float">
            <text:p>4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30.169244789999" calcext:value-type="float">
            <text:p>230.17</text:p>
          </table:table-cell>
          <table:table-cell table:formula="of:=[.O6]-[.N6]*[.M$11]" office:value-type="float" office:value="14.0651686654563" calcext:value-type="float">
            <text:p>14.07</text:p>
          </table:table-cell>
          <table:table-cell office:value-type="float" office:value="6" calcext:value-type="float">
            <text:p>6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406.416127334001" calcext:value-type="float">
            <text:p>406.42</text:p>
          </table:table-cell>
        </table:table-row>
        <table:table-row table:style-name="ro2">
          <table:table-cell table:formula="of:=[.C7]-[.B7]*[.$A$11]"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45.228765870001" calcext:value-type="float">
            <text:p>245.23</text:p>
          </table:table-cell>
          <table:table-cell table:formula="of:=[.G7]-[.F7]*[.E$11]" office:value-type="float" office:value="24.4866229016948" calcext:value-type="float">
            <text:p>24.49</text:p>
          </table:table-cell>
          <table:table-cell office:value-type="float" office:value="119" calcext:value-type="float">
            <text:p>119.00</text:p>
          </table:table-cell>
          <table:table-cell office:value-type="float" office:value="24.4866229016948" calcext:value-type="float">
            <text:p>24.49</text:p>
          </table:table-cell>
          <table:table-cell office:value-type="float" office:value="811.113944736" calcext:value-type="float">
            <text:p>811.11</text:p>
          </table:table-cell>
          <table:table-cell table:formula="of:=[.K7]-[.J7]*[.I$11]"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22.883214003006" calcext:value-type="float">
            <text:p>222.88</text:p>
          </table:table-cell>
          <table:table-cell table:formula="of:=[.O7]-[.N7]*[.M$11]" office:value-type="float" office:value="14.0651686654563" calcext:value-type="float">
            <text:p>14.07</text:p>
          </table:table-cell>
          <table:table-cell office:value-type="float" office:value="6" calcext:value-type="float">
            <text:p>6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405.595984477" calcext:value-type="float">
            <text:p>405.60</text:p>
          </table:table-cell>
        </table:table-row>
        <table:table-row table:style-name="ro2">
          <table:table-cell table:formula="of:=[.C8]-[.B8]*[.$A$11]" office:value-type="float" office:value="0.669304949371126" calcext:value-type="float">
            <text:p>0.67</text:p>
          </table:table-cell>
          <table:table-cell table:style-name="ce5" office:value-type="float" office:value="5" calcext:value-type="float">
            <text:p>5.00</text:p>
          </table:table-cell>
          <table:table-cell table:style-name="ce5" office:value-type="float" office:value="0.669304949371126" calcext:value-type="float">
            <text:p>0.67</text:p>
          </table:table-cell>
          <table:table-cell table:style-name="ce18" office:value-type="float" office:value="249.333532901001" calcext:value-type="float">
            <text:p>249.33</text:p>
          </table:table-cell>
          <table:table-cell table:formula="of:=[.G8]-[.F8]*[.E$11]" office:value-type="float" office:value="24.6395849704437" calcext:value-type="float">
            <text:p>24.64</text:p>
          </table:table-cell>
          <table:table-cell table:style-name="ce5" office:value-type="float" office:value="101" calcext:value-type="float">
            <text:p>101.00</text:p>
          </table:table-cell>
          <table:table-cell table:style-name="ce5" office:value-type="float" office:value="24.6395849704437" calcext:value-type="float">
            <text:p>24.64</text:p>
          </table:table-cell>
          <table:table-cell table:style-name="ce18" office:value-type="float" office:value="812.072403583999" calcext:value-type="float">
            <text:p>812.07</text:p>
          </table:table-cell>
          <table:table-cell table:formula="of:=[.K8]-[.J8]*[.I$11]" office:value-type="float" office:value="0.71559923152389" calcext:value-type="float">
            <text:p>0.72</text:p>
          </table:table-cell>
          <table:table-cell table:style-name="ce5" office:value-type="float" office:value="3" calcext:value-type="float">
            <text:p>3.00</text:p>
          </table:table-cell>
          <table:table-cell table:style-name="ce5" office:value-type="float" office:value="0.71559923152389" calcext:value-type="float">
            <text:p>0.72</text:p>
          </table:table-cell>
          <table:table-cell table:style-name="ce31" office:value-type="float" office:value="228.770061308998" calcext:value-type="float">
            <text:p>228.77</text:p>
          </table:table-cell>
          <table:table-cell table:formula="of:=[.O8]-[.N8]*[.M$11]" office:value-type="float" office:value="14.7614963465439" calcext:value-type="float">
            <text:p>14.76</text:p>
          </table:table-cell>
          <table:table-cell table:style-name="ce5" office:value-type="float" office:value="107" calcext:value-type="float">
            <text:p>107.00</text:p>
          </table:table-cell>
          <table:table-cell table:style-name="ce5" office:value-type="float" office:value="14.7614963465439" calcext:value-type="float">
            <text:p>14.76</text:p>
          </table:table-cell>
          <table:table-cell table:style-name="ce31" office:value-type="float" office:value="408.490700007" calcext:value-type="float">
            <text:p>408.49</text:p>
          </table:table-cell>
        </table:table-row>
        <table:table-row table:style-name="ro2">
          <table:table-cell table:formula="of:=AVERAGE([.A4:.A8])" office:value-type="float" office:value="0.669304949371126" calcext:value-type="float">
            <text:p>0.67</text:p>
          </table:table-cell>
          <table:table-cell table:formula="of:=AVERAGE([.B4:.B8])" office:value-type="float" office:value="2.2" calcext:value-type="float">
            <text:p>2.20</text:p>
          </table:table-cell>
          <table:table-cell table:formula="of:=AVERAGE([.C4:.C8])" office:value-type="float" office:value="0.669304949371126" calcext:value-type="float">
            <text:p>0.67</text:p>
          </table:table-cell>
          <table:table-cell table:formula="of:=AVERAGE([.D4:.D8])" office:value-type="float" office:value="247.827945573199" calcext:value-type="float">
            <text:p>247.83</text:p>
          </table:table-cell>
          <table:table-cell table:style-name="ce22" table:formula="of:=AVERAGE([.E4:.E8])" office:value-type="float" office:value="24.1398474769155" calcext:value-type="float">
            <text:p>24.14</text:p>
          </table:table-cell>
          <table:table-cell table:formula="of:=AVERAGE([.F4:.F8])" office:value-type="float" office:value="99.2" calcext:value-type="float">
            <text:p>99.20</text:p>
          </table:table-cell>
          <table:table-cell table:formula="of:=AVERAGE([.G4:.G8])" office:value-type="float" office:value="24.1398474769155" calcext:value-type="float">
            <text:p>24.14</text:p>
          </table:table-cell>
          <table:table-cell table:formula="of:=AVERAGE([.H4:.H8])" office:value-type="float" office:value="818.276816548801" calcext:value-type="float">
            <text:p>818.28</text:p>
          </table:table-cell>
          <table:table-cell table:style-name="ce25" table:formula="of:=AVERAGE([.I4:.I8])" office:value-type="float" office:value="0.71559923152389" calcext:value-type="float">
            <text:p>0.72</text:p>
          </table:table-cell>
          <table:table-cell table:formula="of:=AVERAGE([.J4:.J8])" office:value-type="float" office:value="1.4" calcext:value-type="float">
            <text:p>1.40</text:p>
          </table:table-cell>
          <table:table-cell table:formula="of:=AVERAGE([.K4:.K8])" office:value-type="float" office:value="0.71559923152389" calcext:value-type="float">
            <text:p>0.72</text:p>
          </table:table-cell>
          <table:table-cell table:formula="of:=AVERAGE([.L4:.L8])" office:value-type="float" office:value="226.514252529999" calcext:value-type="float">
            <text:p>226.51</text:p>
          </table:table-cell>
          <table:table-cell table:style-name="ce25" table:formula="of:=AVERAGE([.M4:.M8])" office:value-type="float" office:value="14.4304329998744" calcext:value-type="float">
            <text:p>14.43</text:p>
          </table:table-cell>
          <table:table-cell table:formula="of:=AVERAGE([.N4:.N8])" office:value-type="float" office:value="47.8" calcext:value-type="float">
            <text:p>47.80</text:p>
          </table:table-cell>
          <table:table-cell table:formula="of:=AVERAGE([.O4:.O8])" office:value-type="float" office:value="14.4304329998743" calcext:value-type="float">
            <text:p>14.43</text:p>
          </table:table-cell>
          <table:table-cell table:formula="of:=AVERAGE([.P4:.P8])" office:value-type="float" office:value="407.3518136314" calcext:value-type="float">
            <text:p>407.35</text:p>
          </table:table-cell>
        </table:table-row>
        <table:table-row table:style-name="ro1" table:number-rows-repeated="3">
          <table:table-cell table:style-name="ce35" table:number-columns-repeated="12"/>
          <table:table-cell table:style-name="Default" table:number-columns-repeated="4"/>
        </table:table-row>
        <table:table-row table:style-name="ro1">
          <table:table-cell table:style-name="ce7" office:value-type="string" calcext:value-type="string" table:number-columns-spanned="12" table:number-rows-spanned="1">
            <text:p>Tabla 1.2: Recopilación de resultados (20% Restricciones)</text:p>
          </table:table-cell>
          <table:covered-table-cell table:number-columns-repeated="11" table:style-name="ce35"/>
          <table:table-cell table:style-name="Default" table:number-columns-repeated="4"/>
        </table:table-row>
        <table:table-row table:style-name="ro2">
          <table:table-cell table:style-name="ce8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19"/>
          <table:table-cell table:style-name="ce54" office:value-type="string" calcext:value-type="string" table:number-columns-spanned="4" table:number-rows-spanned="1">
            <text:p>Ecoli</text:p>
          </table:table-cell>
          <table:covered-table-cell table:number-columns-repeated="2" table:style-name="ce13"/>
          <table:covered-table-cell table:style-name="ce54"/>
          <table:table-cell table:style-name="ce26" office:value-type="string" calcext:value-type="string" table:number-columns-spanned="4" table:number-rows-spanned="1">
            <text:p>Rand</text:p>
          </table:table-cell>
          <table:covered-table-cell table:number-columns-repeated="2" table:style-name="ce13"/>
          <table:covered-table-cell table:style-name="ce32"/>
          <table:table-cell table:style-name="ce26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3"/>
          <table:covered-table-cell table:style-name="ce32"/>
        </table:table-row>
        <table:table-row table:style-name="ro2"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20" office:value-type="string" calcext:value-type="string">
            <text:p>T</text:p>
          </table:table-cell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20" office:value-type="string" calcext:value-type="string">
            <text:p>T</text:p>
          </table:table-cell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</table:table-row>
        <table:table-row table:style-name="ro2">
          <table:table-cell table:formula="of:=[.C16]-[.B16]*[.$A$23]"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25.154407499998" calcext:value-type="float">
            <text:p>325.15</text:p>
          </table:table-cell>
          <table:table-cell table:formula="of:=[.G16]-[.F16]*[.$E$23]" office:value-type="float" office:value="24.5415713996323" calcext:value-type="float">
            <text:p>24.54</text:p>
          </table:table-cell>
          <table:table-cell office:value-type="float" office:value="168" calcext:value-type="float">
            <text:p>168.00</text:p>
          </table:table-cell>
          <table:table-cell office:value-type="float" office:value="24.5415713996323" calcext:value-type="float">
            <text:p>24.54</text:p>
          </table:table-cell>
          <table:table-cell office:value-type="float" office:value="1181.810073147" calcext:value-type="float">
            <text:p>1181.81</text:p>
          </table:table-cell>
          <table:table-cell table:formula="of:=[.K16]-[.J16]*[.I$23]"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295.992136663997" calcext:value-type="float">
            <text:p>295.99</text:p>
          </table:table-cell>
          <table:table-cell table:formula="of:=[.O16]-[.N16]*[.M$23]"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76.097729593999" calcext:value-type="float">
            <text:p>576.10</text:p>
          </table:table-cell>
        </table:table-row>
        <table:table-row table:style-name="ro2">
          <table:table-cell table:formula="of:=[.C17]-[.B17]*[.$A$23]"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25.372001429998" calcext:value-type="float">
            <text:p>325.37</text:p>
          </table:table-cell>
          <table:table-cell table:formula="of:=[.G17]-[.F17]*[.$E$23]" office:value-type="float" office:value="24.2926823885922" calcext:value-type="float">
            <text:p>24.29</text:p>
          </table:table-cell>
          <table:table-cell office:value-type="float" office:value="175" calcext:value-type="float">
            <text:p>175.00</text:p>
          </table:table-cell>
          <table:table-cell office:value-type="float" office:value="24.2926823885922" calcext:value-type="float">
            <text:p>24.29</text:p>
          </table:table-cell>
          <table:table-cell office:value-type="float" office:value="1189.743667968" calcext:value-type="float">
            <text:p>1189.74</text:p>
          </table:table-cell>
          <table:table-cell table:formula="of:=[.K17]-[.J17]*[.I$23]"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306.984365609002" calcext:value-type="float">
            <text:p>306.98</text:p>
          </table:table-cell>
          <table:table-cell table:formula="of:=[.O17]-[.N17]*[.M$23]"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59.826206528" calcext:value-type="float">
            <text:p>559.83</text:p>
          </table:table-cell>
        </table:table-row>
        <table:table-row table:style-name="ro2">
          <table:table-cell table:formula="of:=[.C18]-[.B18]*[.$A$23]" office:value-type="float" office:value="0.669304949371126" calcext:value-type="float">
            <text:p>0.67</text:p>
          </table:table-cell>
          <table:table-cell office:value-type="float" office:value="6" calcext:value-type="float">
            <text:p>6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0.856194508997" calcext:value-type="float">
            <text:p>330.86</text:p>
          </table:table-cell>
          <table:table-cell table:formula="of:=[.G18]-[.F18]*[.$E$23]" office:value-type="float" office:value="24.4404669859861" calcext:value-type="float">
            <text:p>24.44</text:p>
          </table:table-cell>
          <table:table-cell office:value-type="float" office:value="179" calcext:value-type="float">
            <text:p>179.00</text:p>
          </table:table-cell>
          <table:table-cell office:value-type="float" office:value="24.4404669859861" calcext:value-type="float">
            <text:p>24.44</text:p>
          </table:table-cell>
          <table:table-cell office:value-type="float" office:value="1189.067452213" calcext:value-type="float">
            <text:p>1189.07</text:p>
          </table:table-cell>
          <table:table-cell table:formula="of:=[.K18]-[.J18]*[.I$23]" office:value-type="float" office:value="0.71559923152389" calcext:value-type="float">
            <text:p>0.72</text:p>
          </table:table-cell>
          <table:table-cell office:value-type="float" office:value="8" calcext:value-type="float">
            <text:p>8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305.657640594" calcext:value-type="float">
            <text:p>305.66</text:p>
          </table:table-cell>
          <table:table-cell table:formula="of:=[.O18]-[.N18]*[.M$23]" office:value-type="float" office:value="15.6706732732325" calcext:value-type="float">
            <text:p>15.67</text:p>
          </table:table-cell>
          <table:table-cell office:value-type="float" office:value="259" calcext:value-type="float">
            <text:p>259.00</text:p>
          </table:table-cell>
          <table:table-cell office:value-type="float" office:value="15.6706732732325" calcext:value-type="float">
            <text:p>15.67</text:p>
          </table:table-cell>
          <table:table-cell office:value-type="float" office:value="567.284230583" calcext:value-type="float">
            <text:p>567.28</text:p>
          </table:table-cell>
        </table:table-row>
        <table:table-row table:style-name="ro2">
          <table:table-cell table:formula="of:=[.C19]-[.B19]*[.$A$23]"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21.203214533998" calcext:value-type="float">
            <text:p>321.20</text:p>
          </table:table-cell>
          <table:table-cell table:formula="of:=[.G19]-[.F19]*[.$E$23]" office:value-type="float" office:value="24.9611232645663" calcext:value-type="float">
            <text:p>24.96</text:p>
          </table:table-cell>
          <table:table-cell office:value-type="float" office:value="231" calcext:value-type="float">
            <text:p>231.00</text:p>
          </table:table-cell>
          <table:table-cell office:value-type="float" office:value="24.9611232645663" calcext:value-type="float">
            <text:p>24.96</text:p>
          </table:table-cell>
          <table:table-cell office:value-type="float" office:value="1200.752239606" calcext:value-type="float">
            <text:p>1200.75</text:p>
          </table:table-cell>
          <table:table-cell table:formula="of:=[.K19]-[.J19]*[.I$23]"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299.060794712001" calcext:value-type="float">
            <text:p>299.06</text:p>
          </table:table-cell>
          <table:table-cell table:formula="of:=[.O19]-[.N19]*[.M$23]" office:value-type="float" office:value="15.7578604861553" calcext:value-type="float">
            <text:p>15.76</text:p>
          </table:table-cell>
          <table:table-cell office:value-type="float" office:value="264" calcext:value-type="float">
            <text:p>264.00</text:p>
          </table:table-cell>
          <table:table-cell office:value-type="float" office:value="15.7578604861553" calcext:value-type="float">
            <text:p>15.76</text:p>
          </table:table-cell>
          <table:table-cell office:value-type="float" office:value="561.188989193" calcext:value-type="float">
            <text:p>561.19</text:p>
          </table:table-cell>
        </table:table-row>
        <table:table-row table:style-name="ro2">
          <table:table-cell table:formula="of:=[.C20]-[.B20]*[.$A$23]" office:value-type="float" office:value="0.669304949371126" calcext:value-type="float">
            <text:p>0.67</text:p>
          </table:table-cell>
          <table:table-cell table:style-name="ce5" office:value-type="float" office:value="13" calcext:value-type="float">
            <text:p>13.00</text:p>
          </table:table-cell>
          <table:table-cell table:style-name="ce5" office:value-type="float" office:value="0.669304949371126" calcext:value-type="float">
            <text:p>0.67</text:p>
          </table:table-cell>
          <table:table-cell table:style-name="ce18" office:value-type="float" office:value="326.918865139996" calcext:value-type="float">
            <text:p>326.92</text:p>
          </table:table-cell>
          <table:table-cell table:formula="of:=[.G20]-[.F20]*[.$E$23]" office:value-type="float" office:value="24.6815605625246" calcext:value-type="float">
            <text:p>24.68</text:p>
          </table:table-cell>
          <table:table-cell table:style-name="ce5" office:value-type="float" office:value="189" calcext:value-type="float">
            <text:p>189.00</text:p>
          </table:table-cell>
          <table:table-cell table:style-name="ce5" office:value-type="float" office:value="24.6815605625246" calcext:value-type="float">
            <text:p>24.68</text:p>
          </table:table-cell>
          <table:table-cell table:style-name="ce18" office:value-type="float" office:value="1189.27982565" calcext:value-type="float">
            <text:p>1189.28</text:p>
          </table:table-cell>
          <table:table-cell table:formula="of:=[.K20]-[.J20]*[.I$23]" office:value-type="float" office:value="0.71559923152389" calcext:value-type="float">
            <text:p>0.72</text:p>
          </table:table-cell>
          <table:table-cell table:style-name="ce5" office:value-type="float" office:value="9" calcext:value-type="float">
            <text:p>9.00</text:p>
          </table:table-cell>
          <table:table-cell table:style-name="ce5" office:value-type="float" office:value="0.71559923152389" calcext:value-type="float">
            <text:p>0.72</text:p>
          </table:table-cell>
          <table:table-cell table:style-name="ce5" office:value-type="float" office:value="299.866537304995" calcext:value-type="float">
            <text:p>299.87</text:p>
          </table:table-cell>
          <table:table-cell table:formula="of:=[.O20]-[.N20]*[.M$23]" office:value-type="float" office:value="14.2870705565148" calcext:value-type="float">
            <text:p>14.29</text:p>
          </table:table-cell>
          <table:table-cell table:style-name="ce5" office:value-type="float" office:value="3" calcext:value-type="float">
            <text:p>3.00</text:p>
          </table:table-cell>
          <table:table-cell table:style-name="ce5" office:value-type="float" office:value="14.2870705565148" calcext:value-type="float">
            <text:p>14.29</text:p>
          </table:table-cell>
          <table:table-cell table:style-name="ce31" office:value-type="float" office:value="560.732824430997" calcext:value-type="float">
            <text:p>560.73</text:p>
          </table:table-cell>
        </table:table-row>
        <table:table-row table:style-name="ro2">
          <table:table-cell table:formula="of:=AVERAGE([.A16:.A20])" office:value-type="float" office:value="0.669304949371126" calcext:value-type="float">
            <text:p>0.67</text:p>
          </table:table-cell>
          <table:table-cell table:formula="of:=AVERAGE([.B16:.B20])" office:value-type="float" office:value="3.8" calcext:value-type="float">
            <text:p>3.80</text:p>
          </table:table-cell>
          <table:table-cell table:formula="of:=AVERAGE([.C16:.C20])" office:value-type="float" office:value="0.669304949371126" calcext:value-type="float">
            <text:p>0.67</text:p>
          </table:table-cell>
          <table:table-cell table:formula="of:=AVERAGE([.D16:.D20])" office:value-type="float" office:value="325.900936622598" calcext:value-type="float">
            <text:p>325.90</text:p>
          </table:table-cell>
          <table:table-cell table:style-name="ce22" table:formula="of:=AVERAGE([.E16:.E20])" office:value-type="float" office:value="24.5834809202603" calcext:value-type="float">
            <text:p>24.58</text:p>
          </table:table-cell>
          <table:table-cell table:formula="of:=AVERAGE([.F16:.F20])" office:value-type="float" office:value="188.4" calcext:value-type="float">
            <text:p>188.40</text:p>
          </table:table-cell>
          <table:table-cell table:formula="of:=AVERAGE([.G16:.G20])" office:value-type="float" office:value="24.5834809202603" calcext:value-type="float">
            <text:p>24.58</text:p>
          </table:table-cell>
          <table:table-cell table:formula="of:=AVERAGE([.H16:.H20])" office:value-type="float" office:value="1190.1306517168" calcext:value-type="float">
            <text:p>1190.13</text:p>
          </table:table-cell>
          <table:table-cell table:style-name="ce25" table:formula="of:=AVERAGE([.I16:.I20])" office:value-type="float" office:value="0.71559923152389" calcext:value-type="float">
            <text:p>0.72</text:p>
          </table:table-cell>
          <table:table-cell table:formula="of:=AVERAGE([.J16:.J20])" office:value-type="float" office:value="3.4" calcext:value-type="float">
            <text:p>3.40</text:p>
          </table:table-cell>
          <table:table-cell table:formula="of:=AVERAGE([.K16:.K20])" office:value-type="float" office:value="0.71559923152389" calcext:value-type="float">
            <text:p>0.72</text:p>
          </table:table-cell>
          <table:table-cell table:formula="of:=AVERAGE([.L16:.L20])" office:value-type="float" office:value="301.512294976799" calcext:value-type="float">
            <text:p>301.51</text:p>
          </table:table-cell>
          <table:table-cell table:style-name="ce25" table:formula="of:=AVERAGE([.M16:.M20])" office:value-type="float" office:value="14.8579490857864" calcext:value-type="float">
            <text:p>14.86</text:p>
          </table:table-cell>
          <table:table-cell table:formula="of:=AVERAGE([.N16:.N20])" office:value-type="float" office:value="105.2" calcext:value-type="float">
            <text:p>105.20</text:p>
          </table:table-cell>
          <table:table-cell table:formula="of:=AVERAGE([.O16:.O20])" office:value-type="float" office:value="14.8579490857864" calcext:value-type="float">
            <text:p>14.86</text:p>
          </table:table-cell>
          <table:table-cell table:formula="of:=AVERAGE([.P16:.P20])" office:value-type="float" office:value="565.025996065799" calcext:value-type="float">
            <text:p>565.03</text:p>
          </table:table-cell>
        </table:table-row>
        <table:table-row table:style-name="ro1" table:number-rows-repeated="3">
          <table:table-cell table:style-name="Default" table:number-columns-repeated="16"/>
        </table:table-row>
        <table:table-row table:style-name="ro2">
          <table:table-cell table:style-name="ce2" office:value-type="string" calcext:value-type="string" table:number-columns-spanned="4" table:number-rows-spanned="1">
            <text:p>Iris</text:p>
          </table:table-cell>
          <table:covered-table-cell table:number-columns-repeated="2" table:style-name="ce11"/>
          <table:covered-table-cell table:style-name="ce15"/>
          <table:table-cell table:style-name="ce52" office:value-type="string" calcext:value-type="string" table:number-columns-spanned="4" table:number-rows-spanned="1">
            <text:p>Ecoli</text:p>
          </table:table-cell>
          <table:covered-table-cell table:number-columns-repeated="2" table:style-name="ce11"/>
          <table:covered-table-cell table:style-name="ce52"/>
          <table:table-cell table:style-name="ce24" office:value-type="string" calcext:value-type="string" table:number-columns-spanned="4" table:number-rows-spanned="1">
            <text:p>Rand</text:p>
          </table:table-cell>
          <table:covered-table-cell table:number-columns-repeated="2" table:style-name="ce11"/>
          <table:covered-table-cell table:style-name="ce29"/>
          <table:table-cell table:style-name="ce24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1"/>
          <table:covered-table-cell table:style-name="ce29"/>
        </table:table-row>
        <table:table-row table:style-name="ro2"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</table:table-row>
        <table:table-row table:style-name="ro1">
          <table:table-cell table:style-name="ce40" table:formula="of:=AVERAGE([.A9];[.A21])" office:value-type="float" office:value="0.669304949371126" calcext:value-type="float" table:number-columns-spanned="1" table:number-rows-spanned="2">
            <text:p>0.6693</text:p>
          </table:table-cell>
          <table:table-cell table:style-name="ce40" table:formula="of:=AVERAGE([.B9];[.B21])" office:value-type="float" office:value="3" calcext:value-type="float" table:number-columns-spanned="1" table:number-rows-spanned="2">
            <text:p>3.0000</text:p>
          </table:table-cell>
          <table:table-cell table:style-name="ce40" table:formula="of:=AVERAGE([.C9];[.C21])" office:value-type="float" office:value="0.669304949371126" calcext:value-type="float" table:number-columns-spanned="1" table:number-rows-spanned="2">
            <text:p>0.6693</text:p>
          </table:table-cell>
          <table:table-cell table:style-name="ce40" table:formula="of:=AVERAGE([.D9];[.D21])" office:value-type="float" office:value="286.864441097898" calcext:value-type="float" table:number-columns-spanned="1" table:number-rows-spanned="2">
            <text:p>286.8644</text:p>
          </table:table-cell>
          <table:table-cell table:style-name="ce40" table:formula="of:=AVERAGE([.E9];[.E21])" office:value-type="float" office:value="24.3616641985879" calcext:value-type="float" table:number-columns-spanned="1" table:number-rows-spanned="2">
            <text:p>24.3617</text:p>
          </table:table-cell>
          <table:table-cell table:style-name="ce40" table:formula="of:=AVERAGE([.F9];[.F21])" office:value-type="float" office:value="143.8" calcext:value-type="float" table:number-columns-spanned="1" table:number-rows-spanned="2">
            <text:p>143.8000</text:p>
          </table:table-cell>
          <table:table-cell table:style-name="ce40" table:formula="of:=AVERAGE([.G9];[.G21])" office:value-type="float" office:value="24.3616641985879" calcext:value-type="float" table:number-columns-spanned="1" table:number-rows-spanned="2">
            <text:p>24.3617</text:p>
          </table:table-cell>
          <table:table-cell table:style-name="ce40" table:formula="of:=AVERAGE([.H9];[.H21])" office:value-type="float" office:value="1004.2037341328" calcext:value-type="float" table:number-columns-spanned="1" table:number-rows-spanned="2">
            <text:p>1004.2037</text:p>
          </table:table-cell>
          <table:table-cell table:style-name="ce40" table:formula="of:=AVERAGE([.I9];[.I21])" office:value-type="float" office:value="0.71559923152389" calcext:value-type="float" table:number-columns-spanned="1" table:number-rows-spanned="2">
            <text:p>0.7156</text:p>
          </table:table-cell>
          <table:table-cell table:style-name="ce27" table:formula="of:=AVERAGE([.J9];[.J21])" office:value-type="float" office:value="2.4" calcext:value-type="float" table:number-columns-spanned="1" table:number-rows-spanned="2">
            <text:p>2.4000</text:p>
          </table:table-cell>
          <table:table-cell table:style-name="ce40" table:formula="of:=AVERAGE([.K9];[.K21])" office:value-type="float" office:value="0.71559923152389" calcext:value-type="float" table:number-columns-spanned="1" table:number-rows-spanned="2">
            <text:p>0.7156</text:p>
          </table:table-cell>
          <table:table-cell table:style-name="ce40" table:formula="of:=AVERAGE([.L9];[.L21])" office:value-type="float" office:value="264.013273753399" calcext:value-type="float" table:number-columns-spanned="1" table:number-rows-spanned="2">
            <text:p>264.0133</text:p>
          </table:table-cell>
          <table:table-cell table:style-name="ce40" table:formula="of:=AVERAGE([.M9];[.M21])" office:value-type="float" office:value="14.6441910428304" calcext:value-type="float" table:number-columns-spanned="1" table:number-rows-spanned="2">
            <text:p>14.6442</text:p>
          </table:table-cell>
          <table:table-cell table:style-name="ce27" table:formula="of:=AVERAGE([.N9];[.N21])" office:value-type="float" office:value="76.5" calcext:value-type="float" table:number-columns-spanned="1" table:number-rows-spanned="2">
            <text:p>76.5000</text:p>
          </table:table-cell>
          <table:table-cell table:style-name="ce40" table:formula="of:=AVERAGE([.O9];[.O21])" office:value-type="float" office:value="14.6441910428304" calcext:value-type="float" table:number-columns-spanned="1" table:number-rows-spanned="2">
            <text:p>14.6442</text:p>
          </table:table-cell>
          <table:table-cell table:style-name="ce40" table:formula="of:=AVERAGE([.P9];[.P21])" office:value-type="float" office:value="486.1889048486" calcext:value-type="float" table:number-columns-spanned="1" table:number-rows-spanned="2">
            <text:p>486.1889</text:p>
          </table:table-cell>
        </table:table-row>
        <table:table-row table:style-name="ro1">
          <table:covered-table-cell table:number-columns-repeated="9" table:style-name="ce40"/>
          <table:covered-table-cell table:style-name="ce28"/>
          <table:covered-table-cell table:number-columns-repeated="2" table:style-name="Default"/>
          <table:covered-table-cell table:style-name="ce40"/>
          <table:covered-table-cell table:style-name="ce28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Sí</number:text>
    </number:number-style>
    <number:number-style style:name="N156P1" style:volatile="true">
      <number:text>Sí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ro</number:text>
    </number:number-style>
    <number:number-style style:name="N158P1" style:volatile="true">
      <number:text>Verdade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vado</number:text>
    </number:number-style>
    <number:number-style style:name="N160P1" style:volatile="true">
      <number:text>Activado</number:text>
    </number:number-style>
    <number:number-style style:name="N160">
      <number:text>Desactivado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4" loext:min-decimal-places="4" number:min-integer-digits="1"/>
    </number:number-style>
    <number:number-style style:name="N164">
      <number:number number:decimal-places="6" loext:min-decimal-places="6" number:min-integer-digits="1"/>
    </number:number-style>
    <number:number-style style:name="N165">
      <number:number number:decimal-places="3" loext:min-decimal-places="3" number:min-integer-digits="1" number:grouping="true"/>
    </number:number-style>
    <number:number-style style:name="N166">
      <number:number number:decimal-places="4" loext:min-decimal-places="4" number:min-integer-digits="1" number:grouping="true"/>
    </number:number-style>
    <number:number-style style:name="N167">
      <number:number number:decimal-places="3" loext:min-decimal-places="3" number:min-integer-digits="1"/>
    </number:number-style>
    <number:number-style style:name="N168">
      <number:number number:decimal-places="1" loext:min-decimal-places="1" number:min-integer-digits="1"/>
    </number:number-style>
    <number:number-style style:name="N169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6:55:39.399493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5:11:46.973825133</meta:creation-date>
    <dc:date>2020-04-22T16:57:19.066922157</dc:date>
    <meta:editing-duration>PT5M40S</meta:editing-duration>
    <meta:editing-cycles>3</meta:editing-cycles>
    <meta:generator>LibreOffice/6.0.7.3$Linux_X86_64 LibreOffice_project/00m0$Build-3</meta:generator>
    <meta:document-statistic meta:table-count="1" meta:cell-count="270" meta:object-count="0"/>
  </office:meta>
</office:document-meta>
</file>